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39cm" fo:min-width="1.9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39cm" fo:min-width="1.8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07cm" fo:min-width="1.925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6.481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397cm" svg:x="2.27cm" svg:y="1.381cm">
          <text:p text:style-name="P1">index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29cm" svg:height="1.397cm" svg:x="8.07cm" svg:y="1.381cm">
          <text:p text:style-name="P1">app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87cm" svg:height="1.397cm" svg:x="8.112cm" svg:y="3.281cm">
          <text:p text:style-name="P1">database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29cm" svg:height="1.397cm" svg:x="8.07cm" svg:y="5.281cm">
          <text:p text:style-name="P1">config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29cm" svg:height="1.397cm" svg:x="14.17cm" svg:y="1.381cm">
          <text:p text:style-name="P1">Exp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29cm" svg:height="1.397cm" svg:x="14.17cm" svg:y="3.081cm">
          <text:p text:style-name="P1">body-par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1.353cm" svg:x="14.081cm" svg:y="6.564cm">
          <text:p text:style-name="P1">mongo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29cm" svg:height="1.397cm" svg:x="14.17cm" svg:y="4.767cm">
          <text:p text:style-name="P1">/models/post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699cm" svg:y1="2.143cm" svg:x2="7.985cm" svg:y2="2.143cm">
          <text:p/>
        </draw:line>
        <draw:line draw:style-name="gr4" draw:text-style-name="P3" draw:layer="layout" svg:x1="5.191cm" svg:y1="2.651cm" svg:x2="8.239cm" svg:y2="4.048cm">
          <text:p/>
        </draw:line>
        <draw:line draw:style-name="gr4" draw:text-style-name="P3" draw:layer="layout" svg:x1="4.556cm" svg:y1="2.778cm" svg:x2="8.62cm" svg:y2="5.572cm">
          <text:p/>
        </draw:line>
        <draw:line draw:style-name="gr4" draw:text-style-name="P3" draw:layer="layout" svg:x1="11.414cm" svg:y1="2.016cm" svg:x2="14.208cm" svg:y2="2.143cm">
          <text:p/>
        </draw:line>
        <draw:line draw:style-name="gr4" draw:text-style-name="P3" draw:layer="layout" svg:x1="11.287cm" svg:y1="2.397cm" svg:x2="14.335cm" svg:y2="3.54cm">
          <text:p/>
        </draw:line>
        <draw:line draw:style-name="gr4" draw:text-style-name="P3" draw:layer="layout" svg:x1="11.033cm" svg:y1="2.524cm" svg:x2="14.335cm" svg:y2="5.191cm">
          <text:p/>
        </draw:line>
        <draw:line draw:style-name="gr4" draw:text-style-name="P3" draw:layer="layout" svg:x1="11.033cm" svg:y1="4.429cm" svg:x2="14.081cm" svg:y2="7.223cm">
          <text:p/>
        </draw:line>
        <draw:line draw:style-name="gr4" draw:text-style-name="P3" draw:layer="layout" svg:x1="9.763cm" svg:y1="4.683cm" svg:x2="9.763cm" svg:y2="5.191cm">
          <text:p/>
        </draw:line>
        <draw:line draw:style-name="gr4" draw:text-style-name="P3" draw:layer="layout" svg:x1="17.383cm" svg:y1="5.826cm" svg:x2="17.256cm" svg:y2="6.969cm">
          <text:p/>
        </draw:line>
        <draw:frame draw:style-name="gr5" draw:text-style-name="P5" draw:layer="layout" svg:width="11.557cm" svg:height="6.731cm" svg:x="1.889cm" svg:y="7.858cm">
          <draw:text-box>
            <text:p text:style-name="P4"><text:span text:style-name="T1">node index</text:span></text:p>
            <text:p text:style-name="P4"><text:span text:style-name="T1">index.js – make connect to database; launch web-server</text:span></text:p>
            <text:p text:style-name="P4"><text:span text:style-name="T1">app.js – create web-server, process GET, POST requests</text:span></text:p>
            <text:p text:style-name="P4"><text:span text:style-name="T1">database.js – create connect to database (promise)</text:span></text:p>
            <text:p text:style-name="P4"><text:span text:style-name="T1">post.js – create Schema of database</text:span></text:p>
          </draw:text-box>
        </draw:frame>
        <draw:frame draw:style-name="gr6" draw:text-style-name="P5" draw:layer="layout" svg:width="7.366cm" svg:height="0.762cm" svg:x="17.518cm" svg:y="1.635cm">
          <draw:text-box>
            <text:p text:style-name="P4"><text:span text:style-name="T1">web-server</text:span></text:p>
          </draw:text-box>
        </draw:frame>
        <draw:frame draw:style-name="gr7" draw:text-style-name="P5" draw:layer="layout" svg:width="6.223cm" svg:height="0.725cm" svg:x="17.891cm" svg:y="3.413cm">
          <draw:text-box>
            <text:p text:style-name="P4"><text:span text:style-name="T1">Parser request, url</text:span></text:p>
          </draw:text-box>
        </draw:frame>
        <draw:frame draw:style-name="gr7" draw:text-style-name="P5" draw:layer="layout" svg:width="5.08cm" svg:height="0.725cm" svg:x="17.764cm" svg:y="7.096cm">
          <draw:text-box>
            <text:p text:style-name="P4"><text:span text:style-name="T1">ORM for MongoD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07T19:28:33.602556204</meta:creation-date>
    <dc:date>2020-08-07T19:53:04.721105357</dc:date>
    <meta:editing-duration>PT24M29S</meta:editing-duration>
    <meta:editing-cycles>5</meta:editing-cycles>
    <meta:generator>LibreOffice/6.3.2.2$Linux_X86_64 LibreOffice_project/30$Build-2</meta:generator>
    <meta:document-statistic meta:object-count="21"/>
  </office:meta>
</office:document-meta>
</file>